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сарагоса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2"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вердер</text:p>
          </table:table-cell>
          <table:table-cell office:value-type="string">
            <text:p>2(0+2)</text:p>
          </table:table-cell>
          <table:table-cell office:value-type="string">
            <text:p>17(11+6)</text:p>
          </table:table-cell>
          <table:table-cell office:value-type="string">
            <text:p>4(7-3)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генк</text:p>
          </table:table-cell>
          <table:table-cell office:value-type="float" office:value="-9">
            <text:p>-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стандард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спальол</text:p>
          </table:table-cell>
          <table:table-cell table:formula="of:=---[.B#ССЫЛ!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ференцварош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<text:a xlink:href="http://wildstat.ru/p/51/club/FRG_1_FC_Kaiserslautern">Кайзерслаутерн</text:a></text:p>
          </table:table-cell>
          <table:table-cell office:value-type="string">
            <text:p>2(1+1)</text:p>
          </table:table-cell>
          <table:table-cell office:value-type="string">
            <text:p>9(7+2)</text:p>
          </table:table-cell>
          <table:table-cell office:value-type="string">
            <text:p>0(0+0)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авишта</text:p>
          </table:table-cell>
          <table:table-cell table:style-name="Default"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 лейпциг</text:p>
          </table:table-cell>
          <table:table-cell table:style-name="Default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страсбур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рённбю</text:p>
          </table:table-cell>
          <table:table-cell office:value-type="float" office:value="-4">
            <text:p>-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витория сетубал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сент-этье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20(1/8)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4.03.2020</text:date>, <text:time>06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54M47S</meta:editing-duration>
    <meta:editing-cycles>669</meta:editing-cycles>
    <meta:generator>OpenOffice/4.1.1$Win32 OpenOffice.org_project/411m6$Build-9775</meta:generator>
    <dc:date>2020-03-04T06:20:34.41</dc:date>
    <meta:document-statistic meta:table-count="3" meta:cell-count="940" meta:object-count="0"/>
    <meta:user-defined meta:name="Info 1"/>
    <meta:user-defined meta:name="Info 2"/>
    <meta:user-defined meta:name="Info 3"/>
    <meta:user-defined meta:name="Info 4"/>
  </office:meta>
</office:document-meta>
</file>